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abea4" officeooo:paragraph-rsid="000abea4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4b75f9" officeooo:paragraph-rsid="004b75f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0abea4" officeooo:paragraph-rsid="000abea4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abea4" officeooo:paragraph-rsid="00123507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8pt" style:text-underline-style="solid" style:text-underline-width="auto" style:text-underline-color="font-color" fo:font-weight="bold" officeooo:rsid="002126fb" officeooo:paragraph-rsid="002126f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bold" officeooo:rsid="002126fb" officeooo:paragraph-rsid="002126f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bold" officeooo:rsid="002126fb" officeooo:paragraph-rsid="0038095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weight="bold" officeooo:rsid="000abea4" officeooo:paragraph-rsid="000abea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bold" officeooo:rsid="000abea4" officeooo:paragraph-rsid="0038095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weight="bold" officeooo:rsid="0010656e" officeooo:paragraph-rsid="0010656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3a2b81" officeooo:paragraph-rsid="003a2b8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rsid="001580d0" officeooo:paragraph-rsid="0010656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style:text-underline-style="solid" style:text-underline-width="auto" style:text-underline-color="font-color" fo:font-weight="bold" officeooo:rsid="000bb277" officeooo:paragraph-rsid="000bb27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0abea4" officeooo:paragraph-rsid="000abea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23507" officeooo:paragraph-rsid="00123507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123507" officeooo:paragraph-rsid="00380957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23507" officeooo:paragraph-rsid="0056e510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4efb47" officeooo:paragraph-rsid="004efb47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4fbe3c" officeooo:paragraph-rsid="004fbe3c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0bb277" officeooo:paragraph-rsid="000bb277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580d0" officeooo:paragraph-rsid="000cac83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10656e" officeooo:paragraph-rsid="0010656e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normal" officeooo:rsid="003a2b81" officeooo:paragraph-rsid="003a2b8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3a2b81" officeooo:paragraph-rsid="0056e51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1580d0" officeooo:paragraph-rsid="0010656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55ecd8" officeooo:paragraph-rsid="0055ecd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23507" officeooo:paragraph-rsid="003b8b34" style:font-name-asian="Droid Sans Fallback1" style:font-size-asian="12pt" style:font-weight-asian="normal" style:font-name-complex="Liberation Mono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2126fb" officeooo:paragraph-rsid="00380957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123507" officeooo:paragraph-rsid="005a3319" style:font-name-asian="Droid Sans Fallback1" style:font-size-asian="12pt" style:font-weight-asian="normal" style:font-name-complex="Liberation Mono" style:font-size-complex="12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2pt" style:font-name-asian="Droid Sans Fallback1" style:font-size-asian="12pt" style:font-name-complex="Liberation Mono" style:font-size-complex="12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officeooo:paragraph-rsid="0056e510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officeooo:paragraph-rsid="00519ae5" style:font-size-asian="10pt" style:font-size-complex="10pt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officeooo:paragraph-rsid="0056e510" style:font-size-asian="10pt" style:font-size-complex="10pt"/>
    </style:style>
    <style:style style:name="P35" style:family="paragraph" style:parent-style-name="Preformatted_20_Text">
      <style:text-properties style:font-name="Liberation Serif" fo:font-size="10pt" officeooo:paragraph-rsid="0056e510" style:font-size-asian="10pt" style:font-size-complex="10pt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officeooo:rsid="0056e510" officeooo:paragraph-rsid="0056e510" style:font-size-asian="10pt" style:font-size-complex="10pt"/>
    </style:style>
    <style:style style:name="P37" style:family="paragraph" style:parent-style-name="Preformatted_20_Text">
      <style:text-properties style:font-name="Liberation Serif" officeooo:paragraph-rsid="0056e510"/>
    </style:style>
    <style:style style:name="P38" style:family="paragraph" style:parent-style-name="Preformatted_20_Text">
      <style:text-properties style:font-name="Liberation Serif" officeooo:rsid="0056e510" officeooo:paragraph-rsid="0056e510"/>
    </style:style>
    <style:style style:name="P39" style:family="paragraph" style:parent-style-name="Preformatted_20_Text">
      <style:text-properties style:font-name="Liberation Serif" fo:font-weight="normal" officeooo:rsid="003a2b81" style:font-weight-asian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weight="normal" officeooo:rsid="003a2b81" style:font-weight-asian="normal" style:font-weight-complex="normal"/>
    </style:style>
    <style:style style:name="P41" style:family="paragraph" style:parent-style-name="Preformatted_20_Text">
      <style:text-properties style:font-name="Liberation Serif" fo:font-weight="normal" officeooo:rsid="0058d82d" officeooo:paragraph-rsid="0058d82d" style:font-weight-asian="normal" style:font-weight-complex="normal"/>
    </style:style>
    <style:style style:name="P42" style:family="paragraph" style:parent-style-name="Preformatted_20_Text">
      <style:text-properties officeooo:paragraph-rsid="005a3319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0pt" officeooo:rsid="004efb47" officeooo:paragraph-rsid="004efb47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0pt" officeooo:rsid="004efb47" officeooo:paragraph-rsid="004efb47" style:font-name-asian="Droid Sans Fallback1" style:font-size-asian="10pt" style:font-name-complex="Liberation Mono" style:font-size-complex="10pt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Liberation Serif" officeooo:rsid="004efb47" officeooo:paragraph-rsid="004efb47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Liberation Serif" officeooo:rsid="004fbe3c" officeooo:paragraph-rsid="004fbe3c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bold" officeooo:rsid="0055ecd8" officeooo:paragraph-rsid="0055ecd8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bold" officeooo:rsid="000abea4" officeooo:paragraph-rsid="000abea4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5bab56" officeooo:paragraph-rsid="005bab56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3a2b81" officeooo:paragraph-rsid="0056e510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3a2b81" officeooo:paragraph-rsid="005a3319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05da03c" officeooo:paragraph-rsid="005da03c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5a3319" officeooo:paragraph-rsid="003b8b34" style:font-name-asian="Droid Sans Fallback1" style:font-size-asian="12pt" style:font-weight-asian="bold" style:font-name-complex="Liberation Mono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60a3ea" officeooo:paragraph-rsid="0060a3ea" style:font-name-asian="Droid Sans Fallback1" style:font-size-asian="12pt" style:font-weight-asian="bold" style:font-name-complex="Liberation Mono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60a3ea" officeooo:paragraph-rsid="0060a3ea" style:font-name-asian="Droid Sans Fallback1" style:font-size-asian="12pt" style:font-weight-asian="normal" style:font-name-complex="Liberation Mono" style:font-size-complex="12pt" style:font-weight-complex="normal"/>
    </style:style>
    <style:style style:name="P56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Liberation Serif" fo:font-size="10pt" officeooo:rsid="004efb47" officeooo:paragraph-rsid="004fbe3c" style:font-name-asian="Droid Sans Fallback1" style:font-size-asian="10pt" style:font-name-complex="Liberation Mono" style:font-size-complex="10pt"/>
    </style:style>
    <style:style style:name="P57" style:family="paragraph" style:parent-style-name="Preformatted_20_Text">
      <style:paragraph-properties fo:text-align="justify" style:justify-single-word="false"/>
      <style:text-properties style:font-name="Liberation Serif" officeooo:rsid="0055ecd8" officeooo:paragraph-rsid="0056e510"/>
    </style:style>
    <style:style style:name="P58" style:family="paragraph" style:parent-style-name="Preformatted_20_Text">
      <style:paragraph-properties fo:text-align="justify" style:justify-single-word="false"/>
      <style:text-properties style:font-name="Liberation Serif" fo:font-size="10pt" officeooo:rsid="0055ecd8" officeooo:paragraph-rsid="0056e510" style:font-size-asian="10pt" style:font-size-complex="10pt"/>
    </style:style>
    <style:style style:name="P59" style:family="paragraph" style:parent-style-name="Preformatted_20_Text">
      <style:paragraph-properties fo:text-align="justify" style:justify-single-word="false"/>
      <style:text-properties style:font-name="Liberation Serif" fo:font-size="10pt" officeooo:rsid="00519ae5" officeooo:paragraph-rsid="00519ae5" style:font-size-asian="10pt" style:font-size-complex="10pt"/>
    </style:style>
    <style:style style:name="P60" style:family="paragraph" style:parent-style-name="Preformatted_20_Text">
      <style:paragraph-properties fo:text-align="justify" style:justify-single-word="false"/>
      <style:text-properties style:font-name="Liberation Serif" fo:font-size="10pt" officeooo:rsid="005ba5b0" officeooo:paragraph-rsid="005ba5b0" style:font-size-asian="10pt" style:font-size-complex="10pt"/>
    </style:style>
    <style:style style:name="P61" style:family="paragraph" style:parent-style-name="Preformatted_20_Text">
      <style:text-properties officeooo:rsid="005a3319" officeooo:paragraph-rsid="005a3319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0pt" officeooo:rsid="004fbe3c" officeooo:paragraph-rsid="004efb4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2bdc" style:font-weight-asian="bold" style:font-weight-complex="bold"/>
    </style:style>
    <style:style style:name="T3" style:family="text">
      <style:text-properties fo:font-weight="bold" officeooo:rsid="0055ecd8" style:font-weight-asian="bold" style:font-weight-complex="bold"/>
    </style:style>
    <style:style style:name="T4" style:family="text">
      <style:text-properties fo:font-weight="bold" officeooo:rsid="0056e510" style:font-weight-asian="bold" style:font-weight-complex="bold"/>
    </style:style>
    <style:style style:name="T5" style:family="text">
      <style:text-properties fo:font-weight="bold" officeooo:rsid="0058b180" style:font-weight-asian="bold" style:font-weight-complex="bold"/>
    </style:style>
    <style:style style:name="T6" style:family="text">
      <style:text-properties fo:font-weight="bold" officeooo:rsid="005a3319" style:font-weight-asian="bold" style:font-weight-complex="bold"/>
    </style:style>
    <style:style style:name="T7" style:family="text">
      <style:text-properties fo:font-weight="normal" officeooo:rsid="001580d0" style:font-weight-asian="normal" style:font-weight-complex="normal"/>
    </style:style>
    <style:style style:name="T8" style:family="text">
      <style:text-properties fo:font-weight="normal" officeooo:rsid="0052b7c3" style:font-weight-asian="normal" style:font-weight-complex="normal"/>
    </style:style>
    <style:style style:name="T9" style:family="text">
      <style:text-properties fo:font-weight="normal" officeooo:rsid="00542bdc" style:font-weight-asian="normal" style:font-weight-complex="normal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font-name-asian="Droid Sans Fallback1" style:font-name-complex="Liberation Mono"/>
    </style:style>
    <style:style style:name="T12" style:family="text">
      <style:text-properties officeooo:rsid="004efb47"/>
    </style:style>
    <style:style style:name="T13" style:family="text">
      <style:text-properties officeooo:rsid="004fbe3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tyle="italic" style:font-style-asian="italic" style:font-style-complex="italic"/>
    </style:style>
    <style:style style:name="T16" style:family="text">
      <style:text-properties style:font-name="Liberation Serif" fo:font-weight="bold" officeooo:rsid="0056e510" style:font-weight-asian="bold" style:font-weight-complex="bold"/>
    </style:style>
    <style:style style:name="T17" style:family="text">
      <style:text-properties style:font-name="Liberation Serif" officeooo:rsid="001580d0"/>
    </style:style>
    <style:style style:name="T1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font-size="14pt" style:text-underline-style="solid" style:text-underline-width="auto" style:text-underline-color="font-color" fo:font-weight="bold" officeooo:rsid="00519ae5" style:font-size-asian="14pt" style:font-weight-asian="bold" style:font-size-complex="14pt" style:font-weight-complex="bold"/>
    </style:style>
    <style:style style:name="T20" style:family="text">
      <style:text-properties officeooo:rsid="001580d0"/>
    </style:style>
    <style:style style:name="T21" style:family="text">
      <style:text-properties fo:font-variant="small-caps" fo:font-weight="bold" officeooo:rsid="00542bdc" style:font-weight-asian="bold" style:font-weight-complex="bold"/>
    </style:style>
    <style:style style:name="T22" style:family="text">
      <style:text-properties officeooo:rsid="00542bdc"/>
    </style:style>
    <style:style style:name="T23" style:family="text">
      <style:text-properties officeooo:rsid="0055ecd8"/>
    </style:style>
    <style:style style:name="T24" style:family="text">
      <style:text-properties officeooo:rsid="0056e510"/>
    </style:style>
    <style:style style:name="T2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6" style:family="text">
      <style:text-properties fo:font-size="18pt" style:text-underline-style="solid" style:text-underline-width="auto" style:text-underline-color="font-color" fo:font-weight="bold" officeooo:rsid="00380957" style:font-size-asian="18pt" style:font-weight-asian="bold" style:font-size-complex="18pt" style:font-weight-complex="bold"/>
    </style:style>
    <style:style style:name="T27" style:family="text">
      <style:text-properties fo:font-size="18pt" style:text-underline-style="solid" style:text-underline-width="auto" style:text-underline-color="font-color" fo:font-weight="bold" officeooo:rsid="0056e510" style:font-size-asian="18pt" style:font-weight-asian="bold" style:font-size-complex="18pt" style:font-weight-complex="bold"/>
    </style:style>
    <style:style style:name="T28" style:family="text">
      <style:text-properties officeooo:rsid="005a3319"/>
    </style:style>
    <style:style style:name="T29" style:family="text">
      <style:text-properties officeooo:rsid="005c54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Thème <text:span text:style-name="T12">2</text:span> – S<text:span text:style-name="T12">cripts</text:span></text:p>
          </table:table-cell>
        </table:table-row>
      </table:table>
      <text:p text:style-name="P3"/>
      <text:p text:style-name="P3"/>
      <text:p text:style-name="P1"><text:span text:style-name="T15">TP disponible sur la page web personnelle d'Alexandre Sedoglavic :</text:span><text:span text:style-name="T14"> </text:span><text:a xlink:type="simple" xlink:href="http://www.lifl.fr/~sedoglav/SHELL/"><text:span text:style-name="T14">www.lifl.fr/~sedoglav/SHELL/</text:span></text:a></text:p>
      <text:p text:style-name="P3"/>
      <text:p text:style-name="P3"/>
      <text:p text:style-name="P5"><text:span text:style-name="T12">2</text:span>.1 Instructions <text:span text:style-name="T12">de contrôle</text:span></text:p>
      <text:p text:style-name="P6"/>
      <text:p text:style-name="P13"><text:span text:style-name="T12">2</text:span>.1.1 – <text:span text:style-name="T12">Instructions composées conditionnelles</text:span></text:p>
      <text:p text:style-name="P14"/>
      <text:p text:style-name="P8">Exercice<text:span text:style-name="T13">s</text:span> <text:span text:style-name="T12">2</text:span>.<text:span text:style-name="T12">25 et 2.26</text:span> – <text:span text:style-name="T12">commandes composées conditionnelles et commande interne shift</text:span></text:p>
      <text:p text:style-name="P15"/>
      <text:p text:style-name="P18">On rédige le script suivant, <text:span text:style-name="T13">on le nomme can.sh par exemple. Ensuite, on le rend exécutable en utilisant chmod 777 can.sh puis on crée l'alias can=./can.sh.</text:span></text:p>
      <text:p text:style-name="P19">Le <text:span text:style-name="T1">shift</text:span> permet de supprimer le premier argument de la liste des arguments, il peut être utilisé pour se débarassé d'un argument déjà traité.</text:p>
      <text:p text:style-name="P1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3">#!/bin/bash</text:p>
            <text:p text:style-name="P43">CAN=$HOME/.poubelle</text:p>
            <text:p text:style-name="P43">COM=`basename $0`</text:p>
            <text:p text:style-name="P43"/>
            <text:p text:style-name="P43">usage(){</text:p>
            <text:p text:style-name="P43"><text:s text:c="4"/>echo "Commande de gestion d'une poubelle"</text:p>
            <text:p text:style-name="P43"><text:s text:c="4"/>echo "Usage : $COM -l liste le contenu de la poubelle"</text:p>
            <text:p text:style-name="P43"><text:s text:c="4"/>echo " <text:s text:c="5"/>: $COM -r d\'etruit la poubelle"</text:p>
            <text:p text:style-name="P43"><text:s text:c="4"/>echo " <text:s text:c="5"/>: $COM foo bar d\'eplace foo et bar dans la poubelle"</text:p>
            <text:p text:style-name="P43">}</text:p>
            <text:p text:style-name="P43"/>
            <text:p text:style-name="P43">if [ ! -d $CAN ]; then</text:p>
            <text:p text:style-name="P43"><text:s text:c="4"/>mkdir $CAN</text:p>
            <text:p text:style-name="P43">fi</text:p>
            <text:p text:style-name="P43"/>
            <text:p text:style-name="P44">case $1 in</text:p>
            <text:p text:style-name="P44"><text:s text:c="4"/>-l) echo "$CAN :" </text:p>
            <text:p text:style-name="P44"><text:s/>ls -lR $CAN</text:p>
            <text:p text:style-name="P44"><text:s/>exit 0 ;;</text:p>
            <text:p text:style-name="P43"><text:span text:style-name="T11"><text:s text:c="4"/>-r) echo "détruit la poub</text:span>elle"</text:p>
            <text:p text:style-name="P43"><text:s/>rm -rf $CAN/*</text:p>
            <text:p text:style-name="P43"><text:s/>exit 0 ;;</text:p>
            <text:p text:style-name="P43">-<text:span text:style-name="T13">x) shift</text:span></text:p>
            <text:p text:style-name="P62"><text:s text:c="6"/>rm -rf $@</text:p>
            <text:p text:style-name="P62"><text:s text:c="6"/>exit 0 ;;</text:p>
            <text:p text:style-name="P56">esac</text:p>
            <text:p text:style-name="P43">if [ $# -ge 1 ]; then</text:p>
            <text:p text:style-name="P43"><text:s text:c="4"/>mv $@ $CAN</text:p>
            <text:p text:style-name="P43">else</text:p>
            <text:p text:style-name="P43"><text:s text:c="4"/>usage</text:p>
            <text:p text:style-name="P43">fi</text:p>
          </table:table-cell>
        </table:table-row>
      </table:table>
      <text:p text:style-name="P15"/>
      <text:p text:style-name="P18">Expliquons les différents blocs de ce script :</text:p>
      <text:p text:style-name="P18"/>
      <text:list xml:id="list4706215154878982165" text:style-name="L1">
        <text:list-item>
          <text:p text:style-name="P45">La première ligne définit le shell utilisé par le script, la variable CAN est le répertoire de la poubelle et COM définit le nom du script choisi par l'utilisateur.</text:p>
        </text:list-item>
        <text:list-item>
          <text:p text:style-name="P45">usage() est une fonction qu'on appellera plus tard dans le code.</text:p>
        </text:list-item>
        <text:list-item>
          <text:p text:style-name="P45"><text:soft-page-break/>Si il n'y a pas de répertoire $CAN, alors on le crée.</text:p>
        </text:list-item>
        <text:list-item>
          <text:p text:style-name="P45">On distingue les différents cas du premier argument ($1) : s'il s'agit de -l alors on affiche l'adresse de la poubelle puis le total contenu en méga-octets puis le nom des fichiers ; s'il s'agit de -r alors on efface son contenu ; s'il s'agit de l'option -x on supprime tous les arguments sauf -x, qui sera supprimé de la liste de tous les arguments grâce au shift.</text:p>
        </text:list-item>
        <text:list-item>
          <text:p text:style-name="P46">S'il y a plus d'un paramètre dans l'instruction appelant can, alors il s'agit de fichiers à envoyer dans la poubelle, on les y déplace.</text:p>
        </text:list-item>
      </text:list>
      <text:p text:style-name="P4"/>
      <text:p text:style-name="P8">Exercice 2.<text:span text:style-name="T13">27</text:span> – <text:span text:style-name="T13">commandes composées conditionnelles</text:span></text:p>
      <text:p text:style-name="P8"/>
      <text:p text:style-name="P49">Tester le script suivant <text:span text:style-name="T29">en modifiant les paramètres de addtime</text:span> :</text:p>
      <text:p text:style-name="P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2">addtime() {</text:p>
            <text:p text:style-name="P32"/>
            <text:p text:style-name="P32">if [ $# -ne 2 ]; then</text:p>
            <text:p text:style-name="P32"><text:s text:c="2"/>echo "Usage $0-addtime: addtime date1 date2"</text:p>
            <text:p text:style-name="P32"><text:s text:c="2"/>exit 1</text:p>
            <text:p text:style-name="P32">fi</text:p>
            <text:p text:style-name="P32"/>
            <text:p text:style-name="P32">jour1=`echo $1 | cut -d+ -f1`</text:p>
            <text:p text:style-name="P32">if [ $jour1 = $1 ]; then</text:p>
            <text:p text:style-name="P32"><text:s text:c="2"/>jour1=0</text:p>
            <text:p text:style-name="P32">fi</text:p>
            <text:p text:style-name="P32">jour2=`echo $2 | cut -d+ -f1`</text:p>
            <text:p text:style-name="P32">if [ $jour2 = $2 ]; then</text:p>
            <text:p text:style-name="P32"><text:s text:c="2"/>jour2=0</text:p>
            <text:p text:style-name="P32">fi</text:p>
            <text:p text:style-name="P32">heure1=`echo $1 | cut -d+ -f2 | cut -d: -f1`</text:p>
            <text:p text:style-name="P33">if [ $heure1 = `echo $1 | cut -d+ -f2` ]; then</text:p>
            <text:p text:style-name="P32"><text:s text:c="2"/>echo $0-addtime: Bad Format $1</text:p>
            <text:p text:style-name="P32"><text:s text:c="2"/>exit 1</text:p>
            <text:p text:style-name="P32">fi</text:p>
            <text:p text:style-name="P32">heure2=`echo $2 | cut -d+ -f2 | cut -d: -f1`</text:p>
            <text:p text:style-name="P33">if [ $heure2 = `echo $2 | cut -d+ -f2` ]; then</text:p>
            <text:p text:style-name="P32"><text:s text:c="2"/>echo $0-addtime: Bad Format $2</text:p>
            <text:p text:style-name="P32"><text:s text:c="2"/>exit 1</text:p>
            <text:p text:style-name="P32">fi</text:p>
            <text:p text:style-name="P32">minute1=`echo $1 | cut -d+ -f2 | cut -d: -f2`</text:p>
            <text:p text:style-name="P33">if [ $minute1 = `echo $1 | cut -d+ -f2` ]; then</text:p>
            <text:p text:style-name="P32"><text:s text:c="2"/>echo $0-addtime: Bad Format $1</text:p>
            <text:p text:style-name="P32"><text:s text:c="2"/>exit 1</text:p>
            <text:p text:style-name="P32">fi</text:p>
            <text:p text:style-name="P32">minute2=`echo $2 | cut -d+ -f2 | cut -d: -f2`</text:p>
            <text:p text:style-name="P33">if [ $minute2 = `echo $2 | cut -d+ -f2` ]; then</text:p>
            <text:p text:style-name="P32"><text:s text:c="2"/>echo $0-addtime: Bad Format $2</text:p>
            <text:p text:style-name="P32"><text:s text:c="2"/>exit 1</text:p>
            <text:p text:style-name="P32">fi</text:p>
            <text:p text:style-name="P32"/>
            <text:p text:style-name="P32">#echo $jour1 $heure1 $minute1 $jour2 $heure2 $minute2</text:p>
            <text:p text:style-name="P32"/>
            <text:p text:style-name="P32">heure=0</text:p>
            <text:p text:style-name="P32">minute=$(( minute1 + minute2 ))</text:p>
            <text:p text:style-name="P32">#echo ${minute}</text:p>
            <text:p text:style-name="P33">if [ $minute -gt 60 ]; then</text:p>
            <text:p text:style-name="P32"><text:s text:c="2"/>heure=$(( minute / 60 ))</text:p>
            <text:p text:style-name="P32"><text:s text:c="2"/>minute=$(( minute % 60 ))</text:p>
            <text:p text:style-name="P32">fi</text:p>
            <text:p text:style-name="P32"/>
            <text:p text:style-name="P32">jour=0</text:p>
            <text:p text:style-name="P32">heure=$(( heure + heure1 + heure2 ))</text:p>
            <text:p text:style-name="P32"><text:soft-page-break/>#echo $heure</text:p>
            <text:p text:style-name="P33">if [ $heure -gt 24 ]; then</text:p>
            <text:p text:style-name="P32"><text:s text:c="2"/>jour=$(( heure / 24 ))</text:p>
            <text:p text:style-name="P32"><text:s text:c="2"/>heure=$(( heure % 24 ))</text:p>
            <text:p text:style-name="P32">fi</text:p>
            <text:p text:style-name="P32"/>
            <text:p text:style-name="P32">jour=$(( jour + jour1 + jour2 ))</text:p>
            <text:p text:style-name="P32"/>
            <text:p text:style-name="P33">if [ $jour -ne 0 ]; then</text:p>
            <text:p text:style-name="P32"><text:s text:c="2"/>echo $jour+$heure:$minute</text:p>
            <text:p text:style-name="P32">else</text:p>
            <text:p text:style-name="P32"><text:s text:c="2"/>echo $heure:$minute</text:p>
            <text:p text:style-name="P32">fi</text:p>
            <text:p text:style-name="P59">}</text:p>
            <text:p text:style-name="P59"/>
            <text:p text:style-name="P60">addtime 15+19:20 21+7:45</text:p>
          </table:table-cell>
        </table:table-row>
      </table:table>
      <text:p text:style-name="P3"/>
      <text:p text:style-name="P3"/>
      <text:p text:style-name="P20"><text:span text:style-name="T19">2.</text:span><text:span text:style-name="T18">1.2 – </text:span><text:span text:style-name="T19">Instructions composées de répétition</text:span></text:p>
      <text:p text:style-name="P21"/>
      <text:p text:style-name="P10"><text:span text:style-name="T7">La commande externe </text:span><text:span text:style-name="Source_20_Text"><text:span text:style-name="T17">ps</text:span></text:span><text:span text:style-name="T7"> permet de lister les processus lan</text:span><text:span text:style-name="T8">c</text:span><text:span text:style-name="T7">és par l’utilisateur. Avec l’option </text:span><text:span text:style-name="Source_20_Text"><text:span text:style-name="T17">ux</text:span></text:span><text:span text:style-name="T7">, cette commande affiche </text:span><text:span text:style-name="T9">les informations suivantes </text:span><text:span text:style-name="T7">:</text:span><text:span text:style-name="T20"> </text:span></text:p>
      <text:p text:style-name="P25"><text:span text:style-name="T21">USER</text:span> est le nom de l’utilisateur, <text:span text:style-name="T21">PID</text:span> est le numéro de processus, <text:span text:style-name="T1">%</text:span><text:span text:style-name="T2">CPU</text:span> et <text:span text:style-name="T1">%</text:span><text:span text:style-name="T2">MEM</text:span> sont les pourcentages d’utilisation du <text:span text:style-name="T22">CPU</text:span> et de la mémoire par le processus, <text:span text:style-name="T3">VSZ</text:span> est la taille en kilo-octets du processus…</text:p>
      <text:p text:style-name="P25"/>
      <text:p text:style-name="P12">Exercice<text:span text:style-name="T24">s</text:span> <text:span text:style-name="T23">2</text:span>.<text:span text:style-name="T23">28</text:span> <text:span text:style-name="T24">et 2.29 </text:span>– <text:span text:style-name="T23">commandes composées for et arithmétique, for et if</text:span></text:p>
      <text:p text:style-name="P12"/>
      <text:p text:style-name="P26">Le<text:span text:style-name="T24">s</text:span> script<text:span text:style-name="T24">s correspondant à ces deux exercices sont les suivants</text:span> :</text:p>
      <text:p text:style-name="P2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1">#!/bin/bash</text:p>
            <text:p text:style-name="P38"># memtot</text:p>
            <text:p text:style-name="P37"/>
            <text:p text:style-name="P37"># Une variable pour contenir le r<text:span text:style-name="T23">é</text:span>sultat</text:p>
            <text:p text:style-name="P37">SOMME=0</text:p>
            <text:p text:style-name="P37"/>
            <text:p text:style-name="P37">for i in `ps ux | cut -c26-29`; do</text:p>
            <text:p text:style-name="P37"><text:s text:c="2"/>SOMME=$(( SOMME + i ))</text:p>
            <text:p text:style-name="P37">done</text:p>
            <text:p text:style-name="P37"/>
            <text:p text:style-name="P57">echo $SOMME</text:p>
          </table:table-cell>
          <table:table-cell table:style-name="Tableau6.B1" office:value-type="string">
            <text:p text:style-name="P34">#!/bin/bash</text:p>
            <text:p text:style-name="P36"># topuser</text:p>
            <text:p text:style-name="P36"/>
            <text:p text:style-name="P35">MAX=0</text:p>
            <text:p text:style-name="P35"/>
            <text:p text:style-name="P35">for i in `ps aux | tail +2 | cut -f1 -d' ' | sort | uniq`</text:p>
            <text:p text:style-name="P35"><text:s text:c="2"/>do</text:p>
            <text:p text:style-name="P35"><text:s text:c="2"/>SOMCPU=0</text:p>
            <text:p text:style-name="P35"><text:s text:c="2"/>for CPU in `ps aux | tail +2 | grep $i | cut -c16-19`</text:p>
            <text:p text:style-name="P35"><text:s text:c="4"/>do</text:p>
            <text:p text:style-name="P34"><text:s text:c="4"/>CPU=${CPU%.*}</text:p>
            <text:p text:style-name="P35"><text:s text:c="4"/>SOMCPU=$(( SOMCPU + CPU ))</text:p>
            <text:p text:style-name="P35"><text:s text:c="2"/>done</text:p>
            <text:p text:style-name="P35"><text:s text:c="2"/>if [ $SOMCPU -gt $MAX ]; then</text:p>
            <text:p text:style-name="P35"><text:s text:c="6"/>MAX=$SOMCPU</text:p>
            <text:p text:style-name="P35"><text:s text:c="6"/>MAXUSER=$i</text:p>
            <text:p text:style-name="P35"><text:s text:c="2"/>fi</text:p>
            <text:p text:style-name="P35">done</text:p>
            <text:p text:style-name="P35"/>
            <text:p text:style-name="P58">echo "$MAXUSER utilise environ $MAX pour cent du CPU"</text:p>
          </table:table-cell>
        </table:table-row>
      </table:table>
      <text:p text:style-name="P22"/>
      <text:p text:style-name="P22"/>
      <text:p text:style-name="P22"/>
      <text:p text:style-name="P47"/>
      <text:p text:style-name="P17"/>
      <text:p text:style-name="P15"/>
      <text:p text:style-name="P28"><text:soft-page-break/><text:span text:style-name="T27">2</text:span><text:span text:style-name="T25">.</text:span><text:span text:style-name="T26">2</text:span><text:span text:style-name="T25"> </text:span><text:span text:style-name="T27">Fonctions</text:span></text:p>
      <text:p text:style-name="P7"/>
      <text:p text:style-name="P9">Exercice <text:span text:style-name="T24">2</text:span>.<text:span text:style-name="T24">30</text:span> – <text:span text:style-name="T24">définition de fonction</text:span></text:p>
      <text:p text:style-name="P16"/>
      <text:p text:style-name="P24">Le C-shell fournit deux commandes internes <text:span text:style-name="T4">pushd</text:span> et <text:span text:style-name="T4">popd</text:span> facilitant la gestion des changement de répertoire à l’aide d’une pile. La commande <text:span text:style-name="Teletype"><text:span text:style-name="T16">pushd</text:span></text:span> est équivalente à la commande <text:span text:style-name="T5">cd</text:span> mais elle mémorise (empile) le répertoire courant. La commande <text:span text:style-name="Teletype"><text:span text:style-name="T16">popd</text:span></text:span> change de répertoire pour le répertoire qui se trouve en sommet de pile et supprime ce répertoire de la pile. </text:p>
      <text:p text:style-name="P24"/>
      <text:p text:style-name="P24">Une solution est d’implanter ces fonctions via des fonctions shell. On définit les deux fonctions dans un shell script. On utilise la commande interne <text:span text:style-name="T10">source</text:span> pour rendre les fonctions visibles au niveau du shell. L’appel aux fonctions sera alors possible directement depuis le shell.</text:p>
      <text:p text:style-name="P24"/>
      <text:p text:style-name="P52">$ source addtime.sh</text:p>
      <text:p text:style-name="P52">$ addtime 15+10:00 21+9:30</text:p>
      <text:p text:style-name="P52">$ source pushpop.sh</text:p>
      <text:p text:style-name="P52">$ push Documents/</text:p>
      <text:p text:style-name="P5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0">pushpopfile=$HOME/.pushpop</text:p>
            <text:p text:style-name="P39">pushd (){</text:p>
            <text:p text:style-name="P39"><text:s text:c="2"/>pwd &gt;&gt; $pushpopfile</text:p>
            <text:p text:style-name="P39"><text:s text:c="2"/>cd $1</text:p>
            <text:p text:style-name="P39">}</text:p>
            <text:p text:style-name="P39"/>
            <text:p text:style-name="P39">popd (){</text:p>
            <text:p text:style-name="P39"><text:s text:c="2"/>tempfile=/tmp/pushpop.$$</text:p>
            <text:p text:style-name="P39"><text:s text:c="2"/></text:p>
            <text:p text:style-name="P39"><text:s text:c="2"/>lastline=`tail -1 $pushpopfile`</text:p>
            <text:p text:style-name="P39"><text:s text:c="2"/>cd $lastline</text:p>
            <text:p text:style-name="P39"><text:s text:c="2"/></text:p>
            <text:p text:style-name="P39"><text:s text:c="2"/>nblines=`wc -l $pushpopfile | cut -f1 -d' '`</text:p>
            <text:p text:style-name="P39"><text:s text:c="2"/>nblines=$(( nblines - 1 ))</text:p>
            <text:p text:style-name="P39"><text:s text:c="2"/>cp $pushpopfile $tempfile</text:p>
            <text:p text:style-name="P39"><text:s text:c="2"/>head -$nblines $tempfile &gt; $pushpopfile</text:p>
            <text:p text:style-name="P39"><text:s text:c="2"/></text:p>
            <text:p text:style-name="P39"><text:s text:c="2"/>rm $tempfile</text:p>
            <text:p text:style-name="P41">}</text:p>
          </table:table-cell>
        </table:table-row>
      </table:table>
      <text:p text:style-name="P24"/>
      <text:p text:style-name="P24"/>
      <text:p text:style-name="P11">Exercice <text:span text:style-name="T24">2</text:span>.<text:span text:style-name="T24">31</text:span> – <text:span text:style-name="T24">récursivité</text:span></text:p>
      <text:p text:style-name="P23"/>
      <text:p text:style-name="P27">Récursivité des shell scripts puis des fonctions. </text:p>
      <text:p text:style-name="P27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0">#! /bin/sh -u <text:s/></text:p>
            <text:p text:style-name="Preformatted_20_Text">FILES=`ls $1`</text:p>
            <text:p text:style-name="Preformatted_20_Text">for file in $FILES</text:p>
            <text:p text:style-name="Preformatted_20_Text">do </text:p>
            <text:p text:style-name="Preformatted_20_Text"><text:s text:c="2"/>if [ -f $1/$file ]</text:p>
            <text:p text:style-name="Preformatted_20_Text"><text:s text:c="2"/>then</text:p>
            <text:p text:style-name="Preformatted_20_Text"><text:s text:c="4"/>echo $1/$file</text:p>
            <text:p text:style-name="Preformatted_20_Text"><text:s text:c="2"/>elif [ -d $1/$file ]</text:p>
            <text:p text:style-name="Preformatted_20_Text"><text:s text:c="2"/>then</text:p>
            <text:p text:style-name="Preformatted_20_Text"><text:s text:c="4"/>$0 $1/$file</text:p>
            <text:p text:style-name="Preformatted_20_Text"><text:s text:c="2"/>fi</text:p>
            <text:p text:style-name="P61">done</text:p>
          </table:table-cell>
        </table:table-row>
      </table:table>
      <text:p text:style-name="P27"/>
      <text:p text:style-name="P27"><text:soft-page-break/>On désire ajouter une indentation suivant le niveau de profondeur du fichier par rapport à la racine de l’arbre.</text:p>
      <text:p text:style-name="Text_20_body">Une solution est de passer un paramètre <text:span text:style-name="T6">indent</text:span> à la commande. On passe donc par une fonction. 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0">#! /bin/sh -u <text:s/></text:p>
            <text:p text:style-name="Preformatted_20_Text">IndentChar='-'</text:p>
            <text:p text:style-name="Preformatted_20_Text"/>
            <text:p text:style-name="Preformatted_20_Text"># treeindent dir indentstring</text:p>
            <text:p text:style-name="Preformatted_20_Text">treeindent (){</text:p>
            <text:p text:style-name="Preformatted_20_Text"><text:s text:c="2"/>FILES=`ls $1`</text:p>
            <text:p text:style-name="Preformatted_20_Text"><text:s text:c="2"/>local IndentString=$2</text:p>
            <text:p text:style-name="Preformatted_20_Text"><text:s text:c="2"/></text:p>
            <text:p text:style-name="Preformatted_20_Text"><text:s text:c="2"/>for file in $FILES</text:p>
            <text:p text:style-name="Preformatted_20_Text"><text:s text:c="2"/>do </text:p>
            <text:p text:style-name="Preformatted_20_Text"><text:s text:c="4"/>echo $IndentString $file</text:p>
            <text:p text:style-name="P42"><text:s text:c="4"/>if test -d $1/$file</text:p>
            <text:p text:style-name="P42"><text:s text:c="4"/>then</text:p>
            <text:p text:style-name="Preformatted_20_Text"><text:s text:c="6"/>treeindent $1/$file $IndentString$IndentChar</text:p>
            <text:p text:style-name="Preformatted_20_Text"><text:s text:c="4"/>fi</text:p>
            <text:p text:style-name="Preformatted_20_Text"><text:s text:c="2"/>done</text:p>
            <text:p text:style-name="Preformatted_20_Text">}</text:p>
            <text:p text:style-name="Preformatted_20_Text"/>
            <text:p text:style-name="P61">treeindent $1 " "</text:p>
          </table:table-cell>
        </table:table-row>
      </table:table>
      <text:p text:style-name="P27"/>
      <text:p text:style-name="P29">La déclaration <text:span text:style-name="T6">local</text:span><text:span text:style-name="T28"> </text:span>de la variable <text:span text:style-name="T6">IndentString</text:span><text:span text:style-name="T28"> </text:span>permet de se rapprocher du fonctionnement habituel des langages de programmation. Cependant, cette commande <text:span text:style-name="T6">local </text:span>est une extension de <text:span text:style-name="T6">bash</text:span>. En Bourne shell standard, la variable <text:span text:style-name="T6">IndentString </text:span>est unique et donc partagée entre les différentes instances de l’appel à la fonction <text:span text:style-name="T6">treeindent</text:span>. Le fonctionnement du script n’est donc pas correct. On peut le modifier en s’appuyant sur le fait que les variables <text:span text:style-name="T28">1, 2</text:span><text:span text:style-name="Source_20_Text">…</text:span> sont locales :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0">#! /bin/sh -u <text:s/></text:p>
            <text:p text:style-name="Preformatted_20_Text">IndentChar='-'</text:p>
            <text:p text:style-name="Preformatted_20_Text"/>
            <text:p text:style-name="Preformatted_20_Text"># treeindent dir indentstring</text:p>
            <text:p text:style-name="Preformatted_20_Text">treeindent (){</text:p>
            <text:p text:style-name="Preformatted_20_Text"><text:s text:c="2"/>FILES=`ls $1`</text:p>
            <text:p text:style-name="Preformatted_20_Text"><text:s text:c="4"/></text:p>
            <text:p text:style-name="Preformatted_20_Text"><text:s text:c="2"/>for file in $FILES</text:p>
            <text:p text:style-name="Preformatted_20_Text"><text:s text:c="2"/>do </text:p>
            <text:p text:style-name="Preformatted_20_Text"><text:s text:c="4"/>echo $2$file</text:p>
            <text:p text:style-name="Preformatted_20_Text"><text:s text:c="4"/>if test -d $1/$file</text:p>
            <text:p text:style-name="Preformatted_20_Text"><text:s text:c="4"/>then</text:p>
            <text:p text:style-name="Preformatted_20_Text"><text:s text:c="6"/>treeindent $1/$file $2$IndentChar</text:p>
            <text:p text:style-name="Preformatted_20_Text"><text:s text:c="4"/>fi</text:p>
            <text:p text:style-name="Preformatted_20_Text"><text:s text:c="2"/>done</text:p>
            <text:p text:style-name="Preformatted_20_Text">}</text:p>
            <text:p text:style-name="Preformatted_20_Text"/>
            <text:p text:style-name="P61">treeindent $1 " "</text:p>
          </table:table-cell>
        </table:table-row>
      </table:table>
      <text:p text:style-name="P53"/>
      <text:p text:style-name="P54">Présentation de l'éditeur de fichiers emacs</text:p>
      <text:p text:style-name="P54"/>
      <text:p text:style-name="P55">$ emacs fichier &amp;</text:p>
      <text:p text:style-name="P55">Présentation de son utilité pour programmer, indenter…</text:p>
      <text:p text:style-name="P55">Raccourcis complexes mais modifiables dans le menu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0:30:03.955567200</meta:creation-date>
    <dc:date>2015-09-10T17:07:13.286139950</dc:date>
    <meta:editing-duration>P2DT8H36M1S</meta:editing-duration>
    <meta:editing-cycles>73</meta:editing-cycles>
    <meta:generator>LibreOffice/4.2.8.2$Linux_X86_64 LibreOffice_project/420m0$Build-2</meta:generator>
    <meta:document-statistic meta:table-count="8" meta:image-count="0" meta:object-count="0" meta:page-count="5" meta:paragraph-count="209" meta:word-count="1195" meta:character-count="6905" meta:non-whitespace-character-count="5648"/>
  </office:meta>
</office:document-meta>
</file>